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automatic-styles>
    <style:style style:name="co7" style:family="table-column">
      <style:table-column-properties fo:break-before="auto" style:column-width="1.843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4.457cm"/>
    </style:style>
    <style:style style:name="co4" style:family="table-column">
      <style:table-column-properties fo:break-before="auto" style:column-width="3.937cm"/>
    </style:style>
    <style:style style:name="co5" style:family="table-column">
      <style:table-column-properties fo:break-before="auto" style:column-width="2.589cm"/>
    </style:style>
    <style:style style:name="co6" style:family="table-column">
      <style:table-column-properties fo:break-before="auto" style:column-width="3.253cm"/>
    </style:style>
    <style:style style:name="co8" style:family="table-column">
      <style:table-column-properties fo:break-before="auto" style:column-width="2.505cm"/>
    </style:style>
    <style:style style:name="ro5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0.605cm" fo:break-before="auto" style:use-optimal-row-height="true"/>
    </style:style>
    <style:style style:name="ro4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614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표준_20_7">
      <style:table-cell-properties fo:background-color="#96969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맑은 고딕1" fo:font-size="12pt" fo:font-style="normal" fo:text-shadow="none" style:text-underline-style="none" fo:font-weight="bold" style:font-name-asian="맑은 고딕1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fo:background-color="#eeeee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맑은 고딕1" fo:font-size="11pt" fo:font-style="normal" fo:text-shadow="none" style:text-underline-style="none" fo:font-weight="bold" style:font-name-asian="맑은 고딕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top"/>
      <style:paragraph-properties fo:text-align="end" fo:margin-left="0cm" style:writing-mode="page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</style:style>
    <style:style style:name="ce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style:font-name="맑은 고딕" style:font-name-asian="맑은 고딕" style:font-name-complex="Lucida Sans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2" style:family="table-cell" style:parent-style-name="Excel_20_Built-in_20_Normal" style:data-style-name="N8153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gr1" style:family="graphic">
      <style:graphic-properties draw:stroke="none" svg:stroke-width="0cm" draw:fill="non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 table:print="false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7" table:number-columns-repeated="1017" table:default-cell-style-name="Excel_20_Built-in_20_Normal"/>
        <table:table-row table:style-name="ro2">
          <table:table-cell table:style-name="Default">
            <draw:custom-shape table:end-cell-address="Sheet1.A2" table:end-x="0.259cm" table:end-y="0.39cm" draw:z-index="0" draw:name="Text Box 3" draw:style-name="gr1" draw:text-style-name="P1" svg:width="0.184cm" svg:height="0.642cm" svg:x="0.075cm" svg:y="0.42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59cm" table:end-y="0.39cm" draw:z-index="1" draw:name="Text Box 4" draw:style-name="gr1" draw:text-style-name="P1" svg:width="0.184cm" svg:height="0.642cm" svg:x="0.075cm" svg:y="0.422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" table:end-x="0.259cm" table:end-y="0.39cm" draw:z-index="2" draw:name="Text Box 5" draw:style-name="gr1" draw:text-style-name="P1" svg:width="0.184cm" svg:height="0.642cm" svg:x="0.075cm" svg:y="0.422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Default" table:number-columns-repeated="8"/>
          <table:table-cell table:number-columns-repeated="1015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사원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6">
          <table:table-cell table:style-name="ce2" office:value-type="string">
            <text:p>테이블명</text:p>
          </table:table-cell>
          <table:table-cell table:style-name="ce6" office:value-type="string">
            <text:p>EMPLOYE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원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EMP_PW</text:p>
          </table:table-cell>
          <table:table-cell table:style-name="ce8" office:value-type="string">
            <text:p>사원비밀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EMP_ADDR</text:p>
          </table:table-cell>
          <table:table-cell table:style-name="ce8" office:value-type="string">
            <text:p>사원주소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20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EMP_TEL</text:p>
          </table:table-cell>
          <table:table-cell table:style-name="ce8" office:value-type="string">
            <text:p>사원전화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8" office:value-type="string">
            <text:p>EMP_EMAIL</text:p>
          </table:table-cell>
          <table:table-cell table:style-name="ce8" office:value-type="string">
            <text:p>사원이메일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6">
            <text:p>6</text:p>
          </table:table-cell>
          <table:table-cell table:style-name="ce8" office:value-type="string">
            <text:p>EMP_NAME</text:p>
          </table:table-cell>
          <table:table-cell table:style-name="ce8" office:value-type="string">
            <text:p>사원이름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7">
            <text:p>7</text:p>
          </table:table-cell>
          <table:table-cell table:style-name="ce8" office:value-type="string">
            <text:p>EMP_POSIT</text:p>
          </table:table-cell>
          <table:table-cell table:style-name="ce8" office:value-type="string">
            <text:p>사원직급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8">
            <text:p>8</text:p>
          </table:table-cell>
          <table:table-cell table:style-name="ce8" office:value-type="string">
            <text:p>EMP_STATE</text:p>
          </table:table-cell>
          <table:table-cell table:style-name="ce8" office:value-type="string">
            <text:p>사원업무상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9">
            <text:p>9</text:p>
          </table:table-cell>
          <table:table-cell table:style-name="ce8" office:value-type="string">
            <text:p>ADMIN_CODE</text:p>
          </table:table-cell>
          <table:table-cell table:style-name="ce8" office:value-type="string">
            <text:p>관리자여부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10">
            <text:p>10</text:p>
          </table:table-cell>
          <table:table-cell table:style-name="ce8" office:value-type="string">
            <text:p>DEPT_CODE</text:p>
          </table:table-cell>
          <table:table-cell table:style-name="ce8" office:value-type="string">
            <text:p>부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ce4">
            <draw:custom-shape table:end-cell-address="Sheet1.A19" table:end-x="0.259cm" table:end-y="0.218cm" draw:z-index="3" draw:name="Text Box 3" draw:style-name="gr1" draw:text-style-name="P1" svg:width="0.184cm" svg:height="0.647cm" svg:x="0.075cm" svg:y="0.0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9" table:end-x="0.259cm" table:end-y="0.218cm" draw:z-index="4" draw:name="Text Box 4" draw:style-name="gr1" draw:text-style-name="P1" svg:width="0.184cm" svg:height="0.647cm" svg:x="0.075cm" svg:y="0.06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9" table:end-x="0.259cm" table:end-y="0.218cm" draw:z-index="5" draw:name="Text Box 5" draw:style-name="gr1" draw:text-style-name="P1" svg:width="0.184cm" svg:height="0.647cm" svg:x="0.075cm" svg:y="0.06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사원이미지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IMAG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프로필이미지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F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IMG_PATH</text:p>
          </table:table-cell>
          <table:table-cell table:style-name="ce8" office:value-type="string">
            <text:p>이미지경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20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IMG_EXTIN</text:p>
          </table:table-cell>
          <table:table-cell table:style-name="ce8" office:value-type="string">
            <text:p>이미지확장자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20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28" table:end-x="0.259cm" table:end-y="0.193cm" draw:z-index="6" draw:name="Text Box 3" draw:style-name="gr1" draw:text-style-name="P1" svg:width="0.184cm" svg:height="0.646cm" svg:x="0.075cm" svg:y="0.04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8" table:end-x="0.259cm" table:end-y="0.193cm" draw:z-index="7" draw:name="Text Box 4" draw:style-name="gr1" draw:text-style-name="P1" svg:width="0.184cm" svg:height="0.646cm" svg:x="0.075cm" svg:y="0.041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28" table:end-x="0.259cm" table:end-y="0.193cm" draw:z-index="8" draw:name="Text Box 5" draw:style-name="gr1" draw:text-style-name="P1" svg:width="0.184cm" svg:height="0.646cm" svg:x="0.075cm" svg:y="0.041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6">
          <table:table-cell table:style-name="ce2" office:value-type="string">
            <text:p>엔티티 타입명</text:p>
          </table:table-cell>
          <table:table-cell table:style-name="ce6" office:value-type="string">
            <text:p>부서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DEP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부서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DEPT_CODE</text:p>
          </table:table-cell>
          <table:table-cell table:style-name="ce8" office:value-type="string">
            <text:p>부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DEPT_NAME</text:p>
          </table:table-cell>
          <table:table-cell table:style-name="ce8" office:value-type="string">
            <text:p>부서명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10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4">
            <draw:custom-shape table:end-cell-address="Sheet1.A36" table:end-x="0.259cm" table:end-y="0.577cm" draw:z-index="9" draw:name="Text Box 3" draw:style-name="gr1" draw:text-style-name="P1" svg:width="0.184cm" svg:height="0.646cm" svg:x="0.075cm" svg:y="0.60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6" table:end-x="0.259cm" table:end-y="0.577cm" draw:z-index="10" draw:name="Text Box 4" draw:style-name="gr1" draw:text-style-name="P1" svg:width="0.184cm" svg:height="0.646cm" svg:x="0.075cm" svg:y="0.60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36" table:end-x="0.259cm" table:end-y="0.577cm" draw:z-index="11" draw:name="Text Box 5" draw:style-name="gr1" draw:text-style-name="P1" svg:width="0.184cm" svg:height="0.646cm" svg:x="0.075cm" svg:y="0.60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발신메일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6">
          <table:table-cell table:style-name="ce2" office:value-type="string">
            <text:p>테이블명</text:p>
          </table:table-cell>
          <table:table-cell table:style-name="ce6" office:value-type="string">
            <text:p>SENTMAIL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메일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10" office:value-type="string">
            <text:p>MAIL_NO</text:p>
          </table:table-cell>
          <table:table-cell table:style-name="ce8" office:value-type="string">
            <text:p>메일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MAIL_CONT</text:p>
          </table:table-cell>
          <table:table-cell table:style-name="ce8" office:value-type="string">
            <text:p>메일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MAIL_DATE</text:p>
          </table:table-cell>
          <table:table-cell table:style-name="ce8" office:value-type="string">
            <text:p>보낸날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8" office:value-type="string">
            <text:p>MAIL_STATE</text:p>
          </table:table-cell>
          <table:table-cell table:style-name="ce8" office:value-type="string">
            <text:p>메일상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8" office:value-type="string">
            <text:p>MAIL_SEND</text:p>
          </table:table-cell>
          <table:table-cell table:style-name="ce8" office:value-type="string">
            <text:p>보낸사람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8" office:value-type="string">
            <text:p>MAIL_RCP</text:p>
          </table:table-cell>
          <table:table-cell table:style-name="ce8" office:value-type="string">
            <text:p>받는사람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48" table:end-x="0.259cm" table:end-y="0.495cm" draw:z-index="12" draw:name="Text Box 3" draw:style-name="gr1" draw:text-style-name="P1" svg:width="0.184cm" svg:height="0.66cm" svg:x="0.075cm" svg:y="0.32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8" table:end-x="0.259cm" table:end-y="0.495cm" draw:z-index="13" draw:name="Text Box 4" draw:style-name="gr1" draw:text-style-name="P1" svg:width="0.184cm" svg:height="0.66cm" svg:x="0.075cm" svg:y="0.329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48" table:end-x="0.259cm" table:end-y="0.495cm" draw:z-index="14" draw:name="Text Box 5" draw:style-name="gr1" draw:text-style-name="P1" svg:width="0.184cm" svg:height="0.66cm" svg:x="0.075cm" svg:y="0.329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수신메일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RCPMAIL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메일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MAIL_NO</text:p>
          </table:table-cell>
          <table:table-cell table:style-name="ce8" office:value-type="string">
            <text:p>메일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MAIL_CONT</text:p>
          </table:table-cell>
          <table:table-cell table:style-name="ce8" office:value-type="string">
            <text:p>메일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8" office:value-type="string">
            <text:p>MAIL_DATE</text:p>
          </table:table-cell>
          <table:table-cell table:style-name="ce8" office:value-type="string">
            <text:p>작성날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5" office:value-type="float" office:value="4">
            <text:p>4</text:p>
          </table:table-cell>
          <table:table-cell table:style-name="ce8" office:value-type="string">
            <text:p>MAIL_STATE</text:p>
          </table:table-cell>
          <table:table-cell table:style-name="ce8" office:value-type="string">
            <text:p>메일상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8" office:value-type="string">
            <text:p>MAIL_SEND</text:p>
          </table:table-cell>
          <table:table-cell table:style-name="ce8" office:value-type="string">
            <text:p>보낸사람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8" office:value-type="string">
            <text:p>MAIL_RCV</text:p>
          </table:table-cell>
          <table:table-cell table:style-name="ce8" office:value-type="string">
            <text:p>받는사람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>
            <draw:custom-shape table:end-cell-address="Sheet1.A60" table:end-x="0.259cm" table:end-y="0.586cm" draw:z-index="72" draw:name="Text Box 3" draw:style-name="gr1" draw:text-style-name="P1" svg:width="0.184cm" svg:height="0.652cm" svg:x="0.075cm" svg:y="0.42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0" table:end-x="0.259cm" table:end-y="0.586cm" draw:z-index="73" draw:name="Text Box 4" draw:style-name="gr1" draw:text-style-name="P1" svg:width="0.184cm" svg:height="0.652cm" svg:x="0.075cm" svg:y="0.42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0" table:end-x="0.259cm" table:end-y="0.586cm" draw:z-index="74" draw:name="Text Box 5" draw:style-name="gr1" draw:text-style-name="P1" svg:width="0.184cm" svg:height="0.652cm" svg:x="0.075cm" svg:y="0.428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023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  <draw:custom-shape table:end-cell-address="Sheet1.A62" table:end-x="0.259cm" table:end-y="0.208cm" draw:z-index="15" draw:name="Text Box 3" draw:style-name="gr1" draw:text-style-name="P1" svg:width="0.184cm" svg:height="1.258cm" svg:x="0.075cm" svg:y="0.0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2" table:end-x="0.259cm" table:end-y="0.208cm" draw:z-index="16" draw:name="Text Box 4" draw:style-name="gr1" draw:text-style-name="P1" svg:width="0.184cm" svg:height="1.258cm" svg:x="0.075cm" svg:y="0.0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62" table:end-x="0.259cm" table:end-y="0.208cm" draw:z-index="17" draw:name="Text Box 5" draw:style-name="gr1" draw:text-style-name="P1" svg:width="0.184cm" svg:height="1.258cm" svg:x="0.075cm" svg:y="0.0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6" office:value-type="string">
            <text:p>공지사항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NOTIC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공지사항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NTC_NO</text:p>
          </table:table-cell>
          <table:table-cell table:style-name="ce8" office:value-type="string">
            <text:p>공지사항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NTC_TITLE</text:p>
          </table:table-cell>
          <table:table-cell table:style-name="ce8" office:value-type="string">
            <text:p>제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NTC_CONT</text:p>
          </table:table-cell>
          <table:table-cell table:style-name="ce8" office:value-type="string">
            <text:p>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NTC_DATE</text:p>
          </table:table-cell>
          <table:table-cell table:style-name="ce8" office:value-type="string">
            <text:p>작성일자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71" table:end-x="0.259cm" table:end-y="0.575cm" draw:z-index="18" draw:name="Text Box 3" draw:style-name="gr1" draw:text-style-name="P1" svg:width="0.184cm" svg:height="0.653cm" svg:x="0.075cm" svg:y="0.4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1" table:end-x="0.259cm" table:end-y="0.575cm" draw:z-index="19" draw:name="Text Box 4" draw:style-name="gr1" draw:text-style-name="P1" svg:width="0.184cm" svg:height="0.653cm" svg:x="0.075cm" svg:y="0.41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71" table:end-x="0.259cm" table:end-y="0.575cm" draw:z-index="20" draw:name="Text Box 5" draw:style-name="gr1" draw:text-style-name="P1" svg:width="0.184cm" svg:height="0.653cm" svg:x="0.075cm" svg:y="0.41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게시판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BOARD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게시판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BRD_NO</text:p>
          </table:table-cell>
          <table:table-cell table:style-name="ce8" office:value-type="string">
            <text:p>게시글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BRD_DATE</text:p>
          </table:table-cell>
          <table:table-cell table:style-name="ce8" office:value-type="string">
            <text:p>작성일자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BRD_MOD</text:p>
          </table:table-cell>
          <table:table-cell table:style-name="ce8" office:value-type="string">
            <text:p>수정일자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BRD_CONT</text:p>
          </table:table-cell>
          <table:table-cell table:style-name="ce8" office:value-type="string">
            <text:p>게시글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82" table:end-x="0.259cm" table:end-y="0.564cm" draw:z-index="21" draw:name="Text Box 3" draw:style-name="gr1" draw:text-style-name="P1" svg:width="0.184cm" svg:height="0.652cm" svg:x="0.075cm" svg:y="0.40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59cm" table:end-y="0.564cm" draw:z-index="22" draw:name="Text Box 4" draw:style-name="gr1" draw:text-style-name="P1" svg:width="0.184cm" svg:height="0.652cm" svg:x="0.075cm" svg:y="0.406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82" table:end-x="0.259cm" table:end-y="0.564cm" draw:z-index="23" draw:name="Text Box 5" draw:style-name="gr1" draw:text-style-name="P1" svg:width="0.184cm" svg:height="0.652cm" svg:x="0.075cm" svg:y="0.406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댓글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COMMENT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댓글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COMM_NO</text:p>
          </table:table-cell>
          <table:table-cell table:style-name="ce8" office:value-type="string">
            <text:p>댓글 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BRD_NO</text:p>
          </table:table-cell>
          <table:table-cell table:style-name="ce8" office:value-type="string">
            <text:p>게시글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COMM_CONT</text:p>
          </table:table-cell>
          <table:table-cell table:style-name="ce8" office:value-type="string">
            <text:p>댓글 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92" table:end-x="0.259cm" table:end-y="0.551cm" draw:z-index="24" draw:name="Text Box 3" draw:style-name="gr1" draw:text-style-name="P1" svg:width="0.184cm" svg:height="0.651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2" table:end-x="0.259cm" table:end-y="0.551cm" draw:z-index="25" draw:name="Text Box 4" draw:style-name="gr1" draw:text-style-name="P1" svg:width="0.184cm" svg:height="0.651cm" svg:x="0.075cm" svg:y="0.394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92" table:end-x="0.259cm" table:end-y="0.551cm" draw:z-index="26" draw:name="Text Box 5" draw:style-name="gr1" draw:text-style-name="P1" svg:width="0.184cm" svg:height="0.651cm" svg:x="0.075cm" svg:y="0.394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회의실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MEETINGROOM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2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회의실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MTR_NO</text:p>
          </table:table-cell>
          <table:table-cell table:style-name="ce8" office:value-type="string">
            <text:p>회의실 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8" office:value-type="string">
            <text:p>MTR_STATE</text:p>
          </table:table-cell>
          <table:table-cell table:style-name="ce8" office:value-type="string">
            <text:p>예약여부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>
            <draw:custom-shape table:end-cell-address="Sheet1.A100" table:end-x="0.259cm" table:end-y="0.536cm" draw:z-index="27" draw:name="Text Box 3" draw:style-name="gr1" draw:text-style-name="P1" svg:width="0.184cm" svg:height="0.652cm" svg:x="0.075cm" svg:y="0.37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0" table:end-x="0.259cm" table:end-y="0.536cm" draw:z-index="28" draw:name="Text Box 4" draw:style-name="gr1" draw:text-style-name="P1" svg:width="0.184cm" svg:height="0.652cm" svg:x="0.075cm" svg:y="0.377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00" table:end-x="0.259cm" table:end-y="0.536cm" draw:z-index="29" draw:name="Text Box 5" draw:style-name="gr1" draw:text-style-name="P1" svg:width="0.184cm" svg:height="0.652cm" svg:x="0.075cm" svg:y="0.377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회의실 예약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MTRBOOK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회의실 예약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MTRBOOK_NO</text:p>
          </table:table-cell>
          <table:table-cell table:style-name="ce8" office:value-type="string">
            <text:p>회의실 예약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8" office:value-type="string">
            <text:p>MTR_NO</text:p>
          </table:table-cell>
          <table:table-cell table:style-name="ce8" office:value-type="string">
            <text:p>회의실 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MTRBOOK_RENT</text:p>
          </table:table-cell>
          <table:table-cell table:style-name="ce8" office:value-type="string">
            <text:p>빌린시간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6">
          <table:table-cell table:style-name="ce3" office:value-type="float" office:value="5">
            <text:p>5</text:p>
          </table:table-cell>
          <table:table-cell table:style-name="ce8" office:value-type="string">
            <text:p>MTRBOOK_RETURN</text:p>
          </table:table-cell>
          <table:table-cell table:style-name="ce8" office:value-type="string">
            <text:p>반납시간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  <draw:custom-shape table:end-cell-address="Sheet1.A112" table:end-x="0.259cm" table:end-y="0.447cm" draw:z-index="75" draw:name="Text Box 3" draw:style-name="gr1" draw:text-style-name="P1" svg:width="0.184cm" svg:height="0.651cm" svg:x="0.075cm" svg:y="0.39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2" table:end-x="0.259cm" table:end-y="0.447cm" draw:z-index="76" draw:name="Text Box 4" draw:style-name="gr1" draw:text-style-name="P1" svg:width="0.184cm" svg:height="0.651cm" svg:x="0.075cm" svg:y="0.398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12" table:end-x="0.259cm" table:end-y="0.447cm" draw:z-index="77" draw:name="Text Box 5" draw:style-name="gr1" draw:text-style-name="P1" svg:width="0.184cm" svg:height="0.651cm" svg:x="0.075cm" svg:y="0.398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차량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CAR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2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차량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CAR_NO</text:p>
          </table:table-cell>
          <table:table-cell table:style-name="ce8" office:value-type="string">
            <text:p>차량 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8" office:value-type="string">
            <text:p>CAR_STATE</text:p>
          </table:table-cell>
          <table:table-cell table:style-name="ce8" office:value-type="string">
            <text:p>상태코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  <draw:custom-shape table:end-cell-address="Sheet1.A120" table:end-x="0.259cm" table:end-y="0.431cm" draw:z-index="78" draw:name="Text Box 3" draw:style-name="gr1" draw:text-style-name="P1" svg:width="0.184cm" svg:height="0.651cm" svg:x="0.075cm" svg:y="0.3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0" table:end-x="0.259cm" table:end-y="0.431cm" draw:z-index="79" draw:name="Text Box 4" draw:style-name="gr1" draw:text-style-name="P1" svg:width="0.184cm" svg:height="0.651cm" svg:x="0.075cm" svg:y="0.383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20" table:end-x="0.259cm" table:end-y="0.431cm" draw:z-index="80" draw:name="Text Box 5" draw:style-name="gr1" draw:text-style-name="P1" svg:width="0.184cm" svg:height="0.651cm" svg:x="0.075cm" svg:y="0.383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차량배차 예약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8-31">
            <text:p>2023-08-3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CARBOOK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차량배차 예약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CARBOOK_NO</text:p>
          </table:table-cell>
          <table:table-cell table:style-name="ce8" office:value-type="string">
            <text:p>차량배차 예약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CAR_NO</text:p>
          </table:table-cell>
          <table:table-cell table:style-name="ce8" office:value-type="string">
            <text:p>차량 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CARBOOK_RENT</text:p>
          </table:table-cell>
          <table:table-cell table:style-name="ce8" office:value-type="string">
            <text:p>빌린시간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4">
          <table:table-cell table:style-name="ce3" office:value-type="float" office:value="5">
            <text:p>5</text:p>
            <draw:custom-shape table:end-cell-address="Sheet1.A130" table:end-x="0.259cm" table:end-y="0.18cm" draw:z-index="30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1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2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3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4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5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6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7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8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39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0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1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2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3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4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5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6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7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8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49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0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1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2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3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4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5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6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7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8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59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0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1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2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3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4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5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6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7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8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69" draw:name="Text Box 3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70" draw:name="Text Box 4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0" table:end-x="0.259cm" table:end-y="0.18cm" draw:z-index="71" draw:name="Text Box 5" draw:style-name="gr1" draw:text-style-name="P1" svg:width="0.184cm" svg:height="1.299cm" svg:x="0.075cm" svg:y="0.475c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8" office:value-type="string">
            <text:p>CARBOOK_RETURN</text:p>
          </table:table-cell>
          <table:table-cell table:style-name="ce8" office:value-type="string">
            <text:p>반납시간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4"/>
          <table:table-cell table:style-name="ce9" table:number-columns-repeated="7"/>
          <table:table-cell table:number-columns-repeated="1016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  <draw:custom-shape table:end-cell-address="Sheet1.A131" table:end-x="0.259cm" table:end-y="0.087cm" draw:z-index="81" draw:name="Text Box 3" draw:style-name="gr1" draw:text-style-name="P1" svg:width="0.184cm" svg:height="0.686cm" svg:x="0.075cm" svg:y="0.004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1" table:end-x="0.259cm" table:end-y="0.087cm" draw:z-index="82" draw:name="Text Box 4" draw:style-name="gr1" draw:text-style-name="P1" svg:width="0.184cm" svg:height="0.686cm" svg:x="0.075cm" svg:y="0.004cm">
              <text:p/>
              <draw:enhanced-geometry svg:viewBox="0 0 21600 21600" draw:type="rectangle" draw:enhanced-path="M 0 0 L 21600 0 21600 21600 0 21600 0 0 Z N"/>
            </draw:custom-shape>
            <draw:custom-shape table:end-cell-address="Sheet1.A131" table:end-x="0.259cm" table:end-y="0.087cm" draw:z-index="83" draw:name="Text Box 5" draw:style-name="gr1" draw:text-style-name="P1" svg:width="0.184cm" svg:height="0.686cm" svg:x="0.075cm" svg:y="0.004cm">
              <text:p/>
              <draw:enhanced-geometry svg:viewBox="0 0 21600 21600" draw:type="rectangle" draw:enhanced-path="M 0 0 L 21600 0 21600 21600 0 21600 0 0 Z N"/>
            </draw:custom-shape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결재양식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9-01">
            <text:p>2023-09-0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APPRFORM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 양식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APPRF_NO</text:p>
          </table:table-cell>
          <table:table-cell table:style-name="ce8" office:value-type="string">
            <text:p>결재양식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APPRF_CONT</text:p>
          </table:table-cell>
          <table:table-cell table:style-name="ce8" office:value-type="string">
            <text:p>결재양식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결재라인 테이블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9-01">
            <text:p>2023-09-0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APPRLINE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라인 테이블</text:p>
          </table:table-cell>
          <table:covered-table-cell table:number-columns-repeated="5" table:style-name="ce11"/>
          <table:covered-table-cell table:style-name="ce19"/>
          <table:table-cell table:number-columns-repeated="1016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number-columns-repeated="1016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APPRL_NO</text:p>
          </table:table-cell>
          <table:table-cell table:style-name="ce8" office:value-type="string">
            <text:p>결재라인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PK</text:p>
          </table:table-cell>
          <table:table-cell table:number-columns-repeated="1016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APPRL_SEQ1</text:p>
          </table:table-cell>
          <table:table-cell table:style-name="ce8" office:value-type="string">
            <text:p>결재자1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/>
          <table:table-cell table:number-columns-repeated="1016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APPRL_SEQ2</text:p>
          </table:table-cell>
          <table:table-cell table:style-name="ce8" office:value-type="string">
            <text:p>결재자2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10" office:value-type="string">
            <text:p>APPRL_SEQ3</text:p>
          </table:table-cell>
          <table:table-cell table:style-name="ce8" office:value-type="string">
            <text:p>결재자3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3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number-columns-repeated="1016"/>
        </table:table-row>
        <table:table-row table:style-name="ro5">
          <table:table-cell table:style-name="ce3"/>
          <table:table-cell table:style-name="ce8" table:number-columns-repeated="7"/>
          <table:table-cell table:number-columns-repeated="1016"/>
        </table:table-row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결재 테이블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9-01">
            <text:p>2023-09-0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APPR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결재 테이블</text:p>
          </table:table-cell>
          <table:covered-table-cell table:number-columns-repeated="5" table:style-name="ce11"/>
          <table:covered-table-cell table:style-name="ce19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APPR_NO</text:p>
          </table:table-cell>
          <table:table-cell table:style-name="ce8" office:value-type="string">
            <text:p>결재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P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F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APPRF_NO</text:p>
          </table:table-cell>
          <table:table-cell table:style-name="ce8" office:value-type="string">
            <text:p>결재양식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APPRL_NO</text:p>
          </table:table-cell>
          <table:table-cell table:style-name="ce8" office:value-type="string">
            <text:p>결재라인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8" office:value-type="string">
            <text:p>F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10" office:value-type="string">
            <text:p>APPR_CONT</text:p>
          </table:table-cell>
          <table:table-cell table:style-name="ce8" office:value-type="string">
            <text:p>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3"/>
          <table:table-cell table:style-name="ce8" table:number-columns-repeated="7"/>
          <table:table-cell table:style-name="Default"/>
          <table:table-cell table:number-columns-repeated="1015"/>
        </table:table-row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style-name="Default"/>
          <table:table-cell table:number-columns-repeated="1015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사원평가 테이블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9-01">
            <text:p>2023-09-0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REVIEW_DOC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평가 문항 테이블</text:p>
          </table:table-cell>
          <table:covered-table-cell table:number-columns-repeated="5" table:style-name="ce11"/>
          <table:covered-table-cell table:style-name="ce19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REVD_NO</text:p>
          </table:table-cell>
          <table:table-cell table:style-name="ce8" office:value-type="string">
            <text:p>문항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P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REVD_CONT</text:p>
          </table:table-cell>
          <table:table-cell table:style-name="ce8" office:value-type="string">
            <text:p>문항내용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CLOB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/>
          <table:table-cell table:style-name="Default"/>
          <table:table-cell table:number-columns-repeated="1015"/>
        </table:table-row>
        <table:table-row table:style-name="ro5">
          <table:table-cell table:style-name="ce3"/>
          <table:table-cell table:style-name="ce8" table:number-columns-repeated="7"/>
          <table:table-cell table:style-name="Default"/>
          <table:table-cell table:number-columns-repeated="1015"/>
        </table:table-row>
        <table:table-row table:style-name="ro5">
          <table:table-cell table:style-name="Default" table:number-columns-repeated="9"/>
          <table:table-cell table:number-columns-repeated="1015"/>
        </table:table-row>
        <table:table-row table:style-name="ro3">
          <table:table-cell table:style-name="ce1" office:value-type="string" table:number-columns-spanned="8" table:number-rows-spanned="1">
            <text:p>테이블정의서</text:p>
          </table:table-cell>
          <table:covered-table-cell table:number-columns-repeated="7" table:style-name="ce1"/>
          <table:table-cell table:number-columns-repeated="1016"/>
        </table:table-row>
        <table:table-row table:style-name="ro4">
          <table:table-cell table:style-name="ce2" office:value-type="string">
            <text:p>엔티티 타입명</text:p>
          </table:table-cell>
          <table:table-cell table:style-name="ce6" office:value-type="string">
            <text:p>사원평가 테이블</text:p>
          </table:table-cell>
          <table:table-cell table:style-name="ce2" office:value-type="string">
            <text:p>작성일</text:p>
          </table:table-cell>
          <table:table-cell table:style-name="ce12" office:value-type="date" office:date-value="2023-09-01">
            <text:p>2023-09-01</text:p>
          </table:table-cell>
          <table:table-cell table:style-name="ce13" table:number-columns-spanned="4" table:number-rows-spanned="2"/>
          <table:covered-table-cell table:number-columns-repeated="2" table:style-name="ce15"/>
          <table:covered-table-cell table:style-name="ce17"/>
          <table:table-cell table:number-columns-repeated="1016"/>
        </table:table-row>
        <table:table-row table:style-name="ro7">
          <table:table-cell table:style-name="ce2" office:value-type="string">
            <text:p>테이블명</text:p>
          </table:table-cell>
          <table:table-cell table:style-name="ce6" office:value-type="string">
            <text:p>REVIEW</text:p>
          </table:table-cell>
          <table:table-cell table:style-name="ce2" office:value-type="string">
            <text:p>작성자</text:p>
          </table:table-cell>
          <table:table-cell table:style-name="ce6" office:value-type="string">
            <text:p>윤하</text:p>
          </table:table-cell>
          <table:covered-table-cell table:style-name="ce14"/>
          <table:covered-table-cell table:number-columns-repeated="2" table:style-name="ce16"/>
          <table:covered-table-cell table:style-name="ce18"/>
          <table:table-cell table:number-columns-repeated="1016"/>
        </table:table-row>
        <table:table-row table:style-name="ro7">
          <table:table-cell table:style-name="ce2" office:value-type="string">
            <text:p>테이블 설명</text:p>
          </table:table-cell>
          <table:table-cell table:style-name="ce7" office:value-type="string" table:number-columns-spanned="7" table:number-rows-spanned="1">
            <text:p>사원평가 테이블</text:p>
          </table:table-cell>
          <table:covered-table-cell table:number-columns-repeated="5" table:style-name="ce11"/>
          <table:covered-table-cell table:style-name="ce19"/>
          <table:table-cell table:style-name="Default"/>
          <table:table-cell table:number-columns-repeated="1015"/>
        </table:table-row>
        <table:table-row table:style-name="ro7">
          <table:table-cell table:style-name="ce2" office:value-type="string">
            <text:p>번호</text:p>
          </table:table-cell>
          <table:table-cell table:style-name="ce2" office:value-type="string">
            <text:p>컬럼명</text:p>
          </table:table-cell>
          <table:table-cell table:style-name="ce2" office:value-type="string">
            <text:p>속성명</text:p>
          </table:table-cell>
          <table:table-cell table:style-name="ce2" office:value-type="string">
            <text:p>도메인</text:p>
          </table:table-cell>
          <table:table-cell table:style-name="ce2" office:value-type="string">
            <text:p>데이터타입</text:p>
          </table:table-cell>
          <table:table-cell table:style-name="ce2" office:value-type="string">
            <text:p>NULL여부</text:p>
          </table:table-cell>
          <table:table-cell table:style-name="ce2" office:value-type="string">
            <text:p>기본값</text:p>
          </table:table-cell>
          <table:table-cell table:style-name="ce2" office:value-type="string">
            <text:p>KEY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1">
            <text:p>1</text:p>
          </table:table-cell>
          <table:table-cell table:style-name="ce8" office:value-type="string">
            <text:p>EMP_NO</text:p>
          </table:table-cell>
          <table:table-cell table:style-name="ce8" office:value-type="string">
            <text:p>사번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PK, F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2">
            <text:p>2</text:p>
          </table:table-cell>
          <table:table-cell table:style-name="ce8" office:value-type="string">
            <text:p>REVD_NO</text:p>
          </table:table-cell>
          <table:table-cell table:style-name="ce8" office:value-type="string">
            <text:p>문항번호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/>
          <table:table-cell table:style-name="ce10" office:value-type="string">
            <text:p>PK, FK</text:p>
          </table:table-cell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3">
            <text:p>3</text:p>
          </table:table-cell>
          <table:table-cell table:style-name="ce8" office:value-type="string">
            <text:p>REV_SCORE</text:p>
          </table:table-cell>
          <table:table-cell table:style-name="ce8" office:value-type="string">
            <text:p>문항점수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NUMBER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4">
            <text:p>4</text:p>
          </table:table-cell>
          <table:table-cell table:style-name="ce8" office:value-type="string">
            <text:p>REV_EMPNO</text:p>
          </table:table-cell>
          <table:table-cell table:style-name="ce8" office:value-type="string">
            <text:p>평가자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VARCHAR(50)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style-name="Default"/>
          <table:table-cell table:number-columns-repeated="1015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10" office:value-type="string">
            <text:p>REV_DATE</text:p>
          </table:table-cell>
          <table:table-cell table:style-name="ce8" office:value-type="string">
            <text:p>평가날짜</text:p>
          </table:table-cell>
          <table:table-cell table:style-name="ce8" office:value-type="string">
            <text:p>N/A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Not Null</text:p>
          </table:table-cell>
          <table:table-cell table:style-name="ce8" table:number-columns-repeated="2"/>
          <table:table-cell table:style-name="Default"/>
          <table:table-cell table:number-columns-repeated="1015"/>
        </table:table-row>
        <table:table-row table:style-name="ro5">
          <table:table-cell table:style-name="ce3"/>
          <table:table-cell table:style-name="ce8" table:number-columns-repeated="7"/>
          <table:table-cell table:style-name="Default"/>
          <table:table-cell table:number-columns-repeated="1015"/>
        </table:table-row>
        <table:table-row table:style-name="ro5" table:number-rows-repeated="7">
          <table:table-cell table:style-name="Default" table:number-columns-repeated="9"/>
          <table:table-cell table:number-columns-repeated="1015"/>
        </table:table-row>
        <table:table-row table:style-name="ro5" table:number-rows-repeated="104838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table:table-column table:style-name="co7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 style:font-family-generic="modern" style:font-pitch="variable"/>
    <style:font-face style:name="맑은 고딕1" svg:font-family="'맑은 고딕'" style:font-family-generic="modern" style:font-pitch="variable"/>
    <style:font-face style:name="Arial" svg:font-family="Arial" style:font-family-generic="swiss" style:font-pitch="variable"/>
    <style:font-face style:name="돋움1" svg:font-family="돋움" style:font-family-generic="swiss" style:font-pitch="variable"/>
    <style:font-face style:name="맑은 고딕" svg:font-family="'맑은 고딕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돋움2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ko" number:country="KR">
      <number:number number:min-integer-digits="1"/>
    </number:number-style>
    <number:number-style style:name="N8148P0" style:volatile="true" number:language="ko" number:country="KR">
      <number:text>₩</number:text>
      <number:number number:decimal-places="0" number:min-integer-digits="1" number:grouping="true"/>
    </number:number-style>
    <number:number-style style:name="N8148" number:language="ko" number:country="KR">
      <number:text>-₩</number:text>
      <number:number number:decimal-places="0" number:min-integer-digits="1" number:grouping="true"/>
      <style:map style:condition="value()&gt;=0" style:apply-style-name="N8148P0"/>
    </number:number-style>
    <number:number-style style:name="N8149P0" style:volatile="true" number:language="ko" number:country="KR">
      <number:text>₩</number:text>
      <number:number number:decimal-places="0" number:min-integer-digits="1" number:grouping="true"/>
    </number:number-style>
    <number:number-style style:name="N8149" number:language="ko" number:country="KR">
      <style:text-properties fo:color="#ff0000"/>
      <number:text>-₩</number:text>
      <number:number number:decimal-places="0" number:min-integer-digits="1" number:grouping="true"/>
      <style:map style:condition="value()&gt;=0" style:apply-style-name="N8149P0"/>
    </number:number-style>
    <number:number-style style:name="N8151P0" style:volatile="true" number:language="ko" number:country="KR">
      <number:text>₩</number:text>
      <number:number number:decimal-places="2" number:min-integer-digits="1" number:grouping="true"/>
    </number:number-style>
    <number:number-style style:name="N8151" number:language="ko" number:country="KR">
      <number:text>-₩</number:text>
      <number:number number:decimal-places="2" number:min-integer-digits="1" number:grouping="true"/>
      <style:map style:condition="value()&gt;=0" style:apply-style-name="N8151P0"/>
    </number:number-style>
    <number:number-style style:name="N8152P0" style:volatile="true" number:language="ko" number:country="KR">
      <number:text>₩</number:text>
      <number:number number:decimal-places="2" number:min-integer-digits="1" number:grouping="true"/>
    </number:number-style>
    <number:number-style style:name="N8152" number:language="ko" number:country="KR">
      <style:text-properties fo:color="#ff0000"/>
      <number:text>-₩</number:text>
      <number:number number:decimal-places="2" number:min-integer-digits="1" number:grouping="true"/>
      <style:map style:condition="value()&gt;=0" style:apply-style-name="N8152P0"/>
    </number:number-style>
    <number:date-style style:name="N8153" number:language="ko" number:country="KR">
      <number:year number:style="long"/>
      <number:text>-</number:text>
      <number:month number:style="long"/>
      <number:text>-</number:text>
      <number:day number:style="long"/>
    </number:date-style>
    <number:date-style style:name="N8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8155" number:language="ko" number:country="KR">
      <number:day number:style="long"/>
      <number:text>-</number:text>
      <number:month number:textual="true"/>
    </number:date-style>
    <number:date-style style:name="N8156" number:language="ko" number:country="KR">
      <number:month number:textual="true"/>
      <number:text>-</number:text>
      <number:year/>
    </number:date-style>
    <number:time-style style:name="N8157" number:language="ko" number:country="KR">
      <number:hours/>
      <number:text>:</number:text>
      <number:minutes number:style="long"/>
      <number:text> </number:text>
      <number:am-pm/>
    </number:time-style>
    <number:time-style style:name="N8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ko" number:country="KR">
      <number:hours/>
      <number:text>:</number:text>
      <number:minutes number:style="long"/>
    </number:time-style>
    <number:time-style style:name="N8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8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8163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3" number:language="ko" number:country="KR">
      <number:text>($</number:text>
      <number:number number:decimal-places="0" number:min-integer-digits="1" number:grouping="true"/>
      <number:text>)</number:text>
      <style:map style:condition="value()&gt;=0" style:apply-style-name="N8163P0"/>
    </number:number-style>
    <number:number-style style:name="N8164P0" style:volatile="true" number:language="ko" number:country="KR">
      <number:text>$</number:text>
      <number:number number:decimal-places="0" number:min-integer-digits="1" number:grouping="true"/>
      <number:text> </number:text>
    </number:number-style>
    <number:number-style style:name="N8164" number:language="ko" number:country="KR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64P0"/>
    </number:number-style>
    <number:number-style style:name="N8166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6" number:language="ko" number:country="KR">
      <number:text>($</number:text>
      <number:number number:decimal-places="2" number:min-integer-digits="1" number:grouping="true"/>
      <number:text>)</number:text>
      <style:map style:condition="value()&gt;=0" style:apply-style-name="N8166P0"/>
    </number:number-style>
    <number:number-style style:name="N8167P0" style:volatile="true" number:language="ko" number:country="KR">
      <number:text>$</number:text>
      <number:number number:decimal-places="2" number:min-integer-digits="1" number:grouping="true"/>
      <number:text> </number:text>
    </number:number-style>
    <number:number-style style:name="N8167" number:language="ko" number:country="KR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67P0"/>
    </number:number-style>
    <number:date-style style:name="N8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8169" number:language="ko" number:country="KR">
      <number:month number:style="long"/>
      <number:text>-</number:text>
      <number:day number:style="long"/>
    </number:date-style>
    <number:date-style style:name="N8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8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8172" number:language="ko" number:country="KR">
      <number:hours/>
      <number:text>시</number:text>
      <number:minutes number:style="long"/>
      <number:text>분</number:text>
    </number:time-style>
    <number:time-style style:name="N8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8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8175P0" style:volatile="true" number:language="ko" number:country="KR">
      <number:number number:decimal-places="0" number:min-integer-digits="1" number:grouping="true"/>
    </number:number-style>
    <number:number-style style:name="N8175" number:language="ko" number:country="KR">
      <number:text>-</number:text>
      <number:number number:decimal-places="0" number:min-integer-digits="1" number:grouping="true"/>
      <style:map style:condition="value()&gt;=0" style:apply-style-name="N8175P0"/>
    </number:number-style>
    <number:number-style style:name="N8176P0" style:volatile="true" number:language="ko" number:country="KR">
      <number:number number:decimal-places="0" number:min-integer-digits="1" number:grouping="true"/>
    </number:number-style>
    <number:number-style style:name="N8176" number:language="ko" number:country="KR">
      <style:text-properties fo:color="#ff0000"/>
      <number:text>-</number:text>
      <number:number number:decimal-places="0" number:min-integer-digits="1" number:grouping="true"/>
      <style:map style:condition="value()&gt;=0" style:apply-style-name="N8176P0"/>
    </number:number-style>
    <number:number-style style:name="N8177P0" style:volatile="true" number:language="ko" number:country="KR">
      <number:number number:decimal-places="2" number:min-integer-digits="1" number:grouping="true"/>
    </number:number-style>
    <number:number-style style:name="N8177" number:language="ko" number:country="KR">
      <number:text>-</number:text>
      <number:number number:decimal-places="2" number:min-integer-digits="1" number:grouping="true"/>
      <style:map style:condition="value()&gt;=0" style:apply-style-name="N8177P0"/>
    </number:number-style>
    <number:number-style style:name="N8178P0" style:volatile="true" number:language="ko" number:country="KR">
      <number:number number:decimal-places="2" number:min-integer-digits="1" number:grouping="true"/>
    </number:number-style>
    <number:number-style style:name="N8178" number:language="ko" number:country="KR">
      <style:text-properties fo:color="#ff0000"/>
      <number:text>-</number:text>
      <number:number number:decimal-places="2" number:min-integer-digits="1" number:grouping="true"/>
      <style:map style:condition="value()&gt;=0" style:apply-style-name="N8178P0"/>
    </number:number-style>
    <number:number-style style:name="N8182P0" style:volatile="true" number:language="ko" number:country="KR">
      <number:number number:decimal-places="0" number:min-integer-digits="1" number:grouping="true"/>
      <number:text> </number:text>
    </number:number-style>
    <number:number-style style:name="N8182P1" style:volatile="true" number:language="ko" number:country="KR">
      <number:text>-</number:text>
      <number:number number:decimal-places="0" number:min-integer-digits="1" number:grouping="true"/>
      <number:text> </number:text>
    </number:number-style>
    <number:number-style style:name="N8182P2" style:volatile="true" number:language="ko" number:country="KR">
      <number:text> - </number:text>
    </number:number-style>
    <number:text-style style:name="N8182" number:language="ko" number:country="KR">
      <number:text-content/>
      <number:text> </number:text>
      <style:map style:condition="value()&gt;0" style:apply-style-name="N8182P0"/>
      <style:map style:condition="value()&lt;0" style:apply-style-name="N8182P1"/>
      <style:map style:condition="value()=0" style:apply-style-name="N8182P2"/>
    </number:text-style>
    <number:number-style style:name="N8186P0" style:volatile="true" number:language="ko" number:country="KR">
      <number:text> ₩</number:text>
      <number:number number:decimal-places="0" number:min-integer-digits="1" number:grouping="true"/>
      <number:text> </number:text>
    </number:number-style>
    <number:number-style style:name="N8186P1" style:volatile="true" number:language="ko" number:country="KR">
      <number:text>-₩</number:text>
      <number:number number:decimal-places="0" number:min-integer-digits="1" number:grouping="true"/>
      <number:text> </number:text>
    </number:number-style>
    <number:number-style style:name="N8186P2" style:volatile="true" number:language="ko" number:country="KR">
      <number:text> ₩- </number:text>
    </number:number-style>
    <number:text-style style:name="N8186" number:language="ko" number:country="KR">
      <number:text-content/>
      <number:text> </number:text>
      <style:map style:condition="value()&gt;0" style:apply-style-name="N8186P0"/>
      <style:map style:condition="value()&lt;0" style:apply-style-name="N8186P1"/>
      <style:map style:condition="value()=0" style:apply-style-name="N8186P2"/>
    </number:text-style>
    <number:number-style style:name="N8190P0" style:volatile="true" number:language="ko" number:country="KR">
      <number:number number:decimal-places="2" number:min-integer-digits="1" number:grouping="true"/>
      <number:text> </number:text>
    </number:number-style>
    <number:number-style style:name="N8190P1" style:volatile="true" number:language="ko" number:country="KR">
      <number:text>-</number:text>
      <number:number number:decimal-places="2" number:min-integer-digits="1" number:grouping="true"/>
      <number:text> </number:text>
    </number:number-style>
    <number:number-style style:name="N8190P2" style:volatile="true" number:language="ko" number:country="KR">
      <number:text> -</number:text>
      <number:number number:decimal-places="0" number:min-integer-digits="0"/>
      <number:text> </number:text>
    </number:number-style>
    <number:text-style style:name="N8190" number:language="ko" number:country="KR">
      <number:text-content/>
      <number:text> </number:text>
      <style:map style:condition="value()&gt;0" style:apply-style-name="N8190P0"/>
      <style:map style:condition="value()&lt;0" style:apply-style-name="N8190P1"/>
      <style:map style:condition="value()=0" style:apply-style-name="N8190P2"/>
    </number:text-style>
    <number:number-style style:name="N8194P0" style:volatile="true" number:language="ko" number:country="KR">
      <number:text> ₩</number:text>
      <number:number number:decimal-places="2" number:min-integer-digits="1" number:grouping="true"/>
      <number:text> </number:text>
    </number:number-style>
    <number:number-style style:name="N8194P1" style:volatile="true" number:language="ko" number:country="KR">
      <number:text>-₩</number:text>
      <number:number number:decimal-places="2" number:min-integer-digits="1" number:grouping="true"/>
      <number:text> </number:text>
    </number:number-style>
    <number:number-style style:name="N8194P2" style:volatile="true" number:language="ko" number:country="KR">
      <number:text> ₩-</number:text>
      <number:number number:decimal-places="0" number:min-integer-digits="0"/>
      <number:text> </number:text>
    </number:number-style>
    <number:text-style style:name="N8194" number:language="ko" number:country="KR">
      <number:text-content/>
      <number:text> </number:text>
      <style:map style:condition="value()&gt;0" style:apply-style-name="N8194P0"/>
      <style:map style:condition="value()&lt;0" style:apply-style-name="N8194P1"/>
      <style:map style:condition="value()=0" style:apply-style-name="N8194P2"/>
    </number:text-style>
    <number:time-style style:name="N8195" number:language="ko" number:country="KR">
      <number:minutes number:style="long"/>
      <number:text>:</number:text>
      <number:seconds number:style="long"/>
    </number:time-style>
    <number:time-style style:name="N8196" number:language="ko" number:country="K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97" number:language="ko" number:country="KR">
      <number:minutes number:style="long"/>
      <number:text>:</number:text>
      <number:seconds number:style="long" number:decimal-places="1"/>
    </number:time-style>
    <number:number-style style:name="N8198" number:language="ko" number:country="KR">
      <number:scientific-number number:decimal-places="1" number:min-integer-digits="3" number:min-exponent-digits="1"/>
    </number:number-style>
    <style:style style:name="Default" style:family="table-cell">
      <style:text-properties style:font-name="돋움1" style:font-name-asian="돋움2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표준_20_7" style:display-name="표준 7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돋움" fo:font-size="11pt" fo:font-style="normal" fo:text-shadow="none" style:text-underline-style="none" fo:font-weight="normal" style:font-name-asian="돋움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맑은 고딕" fo:font-size="11pt" fo:font-style="normal" fo:text-shadow="none" style:text-underline-style="none" fo:font-weight="normal" style:font-name-asian="맑은 고딕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04">2023-09-04</text:date>, <text:time>18:35:36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04T18:35:36.06</dc:date>
    <meta:generator>OpenOffice/4.1.14$Win32 OpenOffice.org_project/4114m1$Build-9811</meta:generator>
    <meta:editing-duration>PT10H44M57S</meta:editing-duration>
    <meta:editing-cycles>30</meta:editing-cycles>
    <dc:creator>영남 김</dc:creator>
    <meta:document-statistic meta:table-count="3" meta:cell-count="790" meta:object-count="84"/>
  </office:meta>
</office:document-meta>
</file>